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6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6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6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6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6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7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text-position="super 58%" fo:font-style="italic" style:font-style-asian="italic" style:font-style-complex="italic"/>
    </style:style>
    <style:style style:name="T68" style:family="text">
      <style:text-properties style:font-name="Times New Roman" fo:language="en" fo:country="US" style:font-name-complex="Symbol"/>
    </style:style>
    <style:style style:name="T69" style:family="text">
      <style:text-properties style:text-underline-style="none"/>
    </style:style>
    <style:style style:name="T70" style:family="text">
      <style:text-properties style:font-name="sans-serif" fo:language="en" fo:country="US" style:font-name-complex="Arial"/>
    </style:style>
    <style:style style:name="T71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2" style:family="text">
      <style:text-properties style:font-name="sans-serif" fo:font-size="9pt" fo:language="en" fo:country="US" style:font-size-asian="9pt" style:font-name-complex="Arial" style:font-size-complex="9pt"/>
    </style:style>
    <style:style style:name="T73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4" style:family="text">
      <style:text-properties style:font-name="sans-serif" fo:font-size="9pt" fo:language="ru" fo:country="RU" style:font-size-asian="9pt" style:font-name-complex="Arial" style:font-size-complex="9pt"/>
    </style:style>
    <style:style style:name="T75" style:family="text">
      <style:text-properties style:font-name="sans-serif" fo:font-size="6pt" fo:language="en" fo:country="US" style:font-size-asian="6pt" style:font-name-complex="Arial" style:font-size-complex="6pt"/>
    </style:style>
    <style:style style:name="T76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7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8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9" style:family="text">
      <style:text-properties fo:font-size="9pt" style:font-size-asian="9pt" style:font-size-complex="9pt"/>
    </style:style>
    <style:style style:name="T80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1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2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1">Measurement range for:</text:span><text:span text:style-name="T70"><text:line-break/></text:span><text:span text:style-name="T72"><text:tab/>-</text:span><text:span text:style-name="Знак_20_примечания"><text:span text:style-name="T76"> <text:s/></text:span></text:span><text:span text:style-name="T72">i</text:span><text:span text:style-name="T74">ndividual dose equivalent:<text:tab/><text:tab/><text:tab/><text:tab/></text:span><text:span text:style-name="T73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4"><text:line-break/><text:tab/>-</text:span><text:span text:style-name="Знак_20_примечания"><text:span text:style-name="T76"> <text:s/></text:span></text:span><text:span text:style-name="T72">i</text:span><text:span text:style-name="T74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5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8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8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8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9"><text:tab/>-</text:span><text:span text:style-name="Знак_20_примечания"><text:span text:style-name="T77"> <text:s/>a</text:span></text:span><text:span text:style-name="T79">ir temperature<text:tab/><text:tab/><text:tab/><text:tab/><text:tab/><text:tab/>+$temp °C<text:line-break/><text:tab/>- </text:span><text:span text:style-name="Знак_20_примечания"><text:span text:style-name="T77"><text:s/>r</text:span></text:span><text:span text:style-name="T79">elative humidity<text:tab/><text:tab/><text:tab/><text:tab/><text:tab/>$vlag %<text:line-break/><text:tab/>-</text:span><text:span text:style-name="Знак_20_примечания"><text:span text:style-name="T77"> <text:s/>g</text:span></text:span><text:span text:style-name="T79">amma radiation background<text:tab/><text:tab/><text:tab/><text:tab/>$bground <text:s/></text:span><text:span text:style-name="T82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1">-</text:span></text:span><text:span text:style-name="Знак_20_примечания"><text:span text:style-name="T80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/1 </text:span><text:span text:style-name="T19">(</text:span><text:span text:style-name="T68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/1 </text:span><text:span text:style-name="T19">(</text:span><text:span text:style-name="T68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9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</text:span><text:span text:style-name="T35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6">±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1:29.43</dc:date>
    <meta:editing-duration>P3DT15H42M19S</meta:editing-duration>
    <meta:editing-cycles>456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8"/>
  </office:meta>
</office:document-meta>
</file>